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.getCanonical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.checkFormat( String jc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getAncestor( int degre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urrentElement.toJCRName( NamespaceResolver resolver , StringBuffer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addFirs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PathBuilder( PathElement [ ]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.Path( PathElement [ ] elements , boolean isNormaliz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Builder.addLast( PathElement el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Builder.addFirst( PathElement el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urrentElement.toJCRName(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isAncestorOf( Path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urrentElement.denote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tElement.denote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Element.denote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ent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Element.denote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getNormalized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entElement.denote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.create( String jcrPath , NamespaceResolver resolver , boolean normal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Path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getDep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Element.create( Q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.isCanonic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Element.toJCRName( NamespaceResolver resolver , StringBuffer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thBuilder.addAll( PathElement [ ] 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entElement.denote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Element.denote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Element.fromString( String 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ameElement.denote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PathElement( Q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Element.toJCRName( NamespaceResolver resolver , StringBuffer 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entElement.denote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getAncest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getElemen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Element.toJCRName(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Element.denote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getNormalizedPath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th.create( Path parent , QName name , boolean normal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otElement.denote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tElement.denote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Element.Roo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toJCRName(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entElement.Pa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isNorm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otElement.denote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addLast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Element.toJCRName( NamespaceResolver resolver , StringBuffer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create( QName name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Element.denote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denotes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valueOf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thBuilder.PathBuilder( Path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Element.create( QName name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Builder.addFirst( Q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create( Path parent , Path relPath , boolean normal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rentElement.denote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Element.NameElement( Q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Builder.add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create( Path parent , QName name , int index , boolean normal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.toJCRPath(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Element.denote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hBuilder.addLast( Q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Element.toJCRName(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t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isDescendantOf( Path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rentElement.Cur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normalizeIndex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create( Path parent , String relJCRPath , NamespaceResolver resolver , boolean canonical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.getNam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computeRelativePath( Path oth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